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276cm" fo:padding-top="0.141cm" fo:padding-bottom="0.141cm" fo:padding-left="0.141cm" fo:padding-right="0.141cm"/>
    </style:style>
    <style:style style:name="gr3" style:family="graphic" style:parent-style-name="standard">
      <style:graphic-properties draw:stroke="none" draw:fill="solid" draw:fill-color="#000000" draw:shadow="hidden"/>
    </style:style>
    <style:style style:name="gr4" style:family="graphic" style:parent-style-name="standard">
      <style:graphic-properties draw:stroke="none" draw:fill="solid" draw:fill-color="#ffffff" draw:shadow="hidden"/>
    </style:style>
    <style:style style:name="gr5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7pt" fo:font-weight="bold" style:font-name-asian="Arial" style:font-size-asian="7pt" style:font-weight-asian="bold" style:font-name-complex="Arial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olygon draw:style-name="gr1" draw:layer="layout" svg:width="1.305cm" svg:height="1.254cm" svg:x="0.7cm" svg:y="1.47cm" svg:viewBox="0 0 1306 1255" draw:points="1306,1255 0,1255 0,0 1306,0">
          <text:p/>
        </draw:polygon>
        <draw:frame draw:style-name="gr2" draw:layer="layout" svg:width="1.392cm" svg:height="0.567cm" svg:x="1.956cm" svg:y="1.798cm">
          <draw:text-box>
            <text:p text:style-name="P1"><text:span text:style-name="T1">РАБОТА </text:span></text:p>
          </draw:text-box>
        </draw:frame>
        <draw:polygon draw:style-name="gr3" draw:layer="layout" svg:width="1.087cm" svg:height="0.247cm" svg:x="0.835cm" svg:y="1.974cm" svg:viewBox="0 0 1088 248" draw:points="0,248 0,0 1088,0 1088,248">
          <text:p/>
        </draw:polygon>
        <draw:polygon draw:style-name="gr1" draw:layer="layout" svg:width="1.087cm" svg:height="0.247cm" svg:x="0.835cm" svg:y="1.974cm" svg:viewBox="0 0 1088 248" draw:points="0,248 0,0 1088,0 1088,248">
          <text:p/>
        </draw:polygon>
        <draw:polygon draw:style-name="gr4" draw:layer="layout" svg:width="0.459cm" svg:height="0.148cm" svg:x="1.379cm" svg:y="2.022cm" svg:viewBox="0 0 460 149" draw:points="460,74 0,149 0,0">
          <text:p/>
        </draw:polygon>
        <draw:polygon draw:style-name="gr5" draw:layer="layout" svg:width="0.459cm" svg:height="0.148cm" svg:x="1.379cm" svg:y="2.022cm" svg:viewBox="0 0 460 149" draw:points="460,74 0,149 0,0">
          <text:p/>
        </draw:polygon>
        <draw:polygon draw:style-name="gr4" draw:layer="layout" svg:width="1.099cm" svg:height="0.378cm" svg:x="0.798cm" svg:y="1.296cm" svg:viewBox="0 0 1100 379" draw:points="0,379 1100,379 1100,0 0,0">
          <text:p/>
        </draw:polygon>
        <draw:frame draw:style-name="gr2" draw:layer="layout" svg:width="1.269cm" svg:height="0.567cm" svg:x="0.748cm" svg:y="1.2cm">
          <draw:text-box>
            <text:p text:style-name="P1"><text:span text:style-name="T1">ВЫВОД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8T21:07:34.187000000</meta:creation-date>
    <meta:editing-duration>PT8S</meta:editing-duration>
    <meta:editing-cycles>2</meta:editing-cycles>
    <meta:generator>LibreOffice/4.3.6.2$Windows_x86 LibreOffice_project/d50a87b2e514536ed401c18000dad4660b6a169e</meta:generator>
    <dc:date>2015-09-28T21:07:42.125000000</dc:date>
    <meta:document-statistic meta:object-count="8"/>
    <meta:template xlink:type="simple" xlink:actuate="onRequest" xlink:title="1" xlink:href="file:///C:/Documents%20and%20Settings/User/Application%20Data/LibreOffice/4/user/template/1.otg" meta:date="2015-09-28T21:07:34.125000000"/>
  </office:meta>
</office:document-meta>
</file>